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d4800" officeooo:paragraph-rsid="001d4800"/>
    </style:style>
    <style:style style:name="P2" style:family="paragraph" style:parent-style-name="Standard">
      <style:text-properties officeooo:rsid="002119a1" officeooo:paragraph-rsid="002119a1"/>
    </style:style>
    <style:style style:name="P3" style:family="paragraph" style:parent-style-name="Standard">
      <style:text-properties officeooo:paragraph-rsid="002119a1"/>
    </style:style>
    <style:style style:name="P4" style:family="paragraph" style:parent-style-name="Standard">
      <style:text-properties fo:font-weight="bold" officeooo:rsid="001d827f" officeooo:paragraph-rsid="001d4800" style:font-weight-asian="bold" style:font-weight-complex="bold"/>
    </style:style>
    <style:style style:name="P5" style:family="paragraph" style:parent-style-name="Standard">
      <style:text-properties officeooo:rsid="00291448" officeooo:paragraph-rsid="00291448"/>
    </style:style>
    <style:style style:name="P6" style:family="paragraph" style:parent-style-name="Standard">
      <style:text-properties officeooo:paragraph-rsid="00291448"/>
    </style:style>
    <style:style style:name="P7" style:family="paragraph" style:parent-style-name="Text_20_body">
      <style:paragraph-properties fo:margin-top="0in" fo:margin-bottom="0in" loext:contextual-spacing="false" fo:text-align="start" style:justify-single-word="false"/>
      <style:text-properties fo:font-weight="bold"/>
    </style:style>
    <style:style style:name="P8" style:family="paragraph" style:parent-style-name="Standard">
      <style:paragraph-properties fo:break-before="page"/>
      <style:text-properties officeooo:rsid="002119a1" officeooo:paragraph-rsid="002119a1"/>
    </style:style>
    <style:style style:name="P9" style:family="paragraph" style:parent-style-name="Standard">
      <style:text-properties officeooo:rsid="002119a1" officeooo:paragraph-rsid="002119a1"/>
    </style:style>
    <style:style style:name="P10" style:family="paragraph" style:parent-style-name="Standard">
      <style:text-properties officeooo:rsid="002c19b1" officeooo:paragraph-rsid="002c19b1"/>
    </style:style>
    <style:style style:name="P11" style:family="paragraph" style:parent-style-name="Standard">
      <style:text-properties officeooo:paragraph-rsid="002ce463"/>
    </style:style>
    <style:style style:name="P12" style:family="paragraph" style:parent-style-name="Standard">
      <style:text-properties officeooo:rsid="002d826d" officeooo:paragraph-rsid="002d826d"/>
    </style:style>
    <style:style style:name="P13" style:family="paragraph" style:parent-style-name="Standard">
      <style:text-properties officeooo:paragraph-rsid="002119a1"/>
    </style:style>
    <style:style style:name="P14" style:family="paragraph" style:parent-style-name="Standard">
      <style:text-properties officeooo:paragraph-rsid="002a07ec" fo:background-color="transparent"/>
    </style:style>
    <style:style style:name="P15" style:family="paragraph" style:parent-style-name="Standard">
      <style:text-properties officeooo:rsid="001d4800" officeooo:paragraph-rsid="002119a1" fo:background-color="transparent"/>
    </style:style>
    <style:style style:name="P16" style:family="paragraph" style:parent-style-name="Standard">
      <style:text-properties officeooo:paragraph-rsid="002ce463" fo:background-color="transparent"/>
    </style:style>
    <style:style style:name="P17" style:family="paragraph" style:parent-style-name="Text_20_body" style:list-style-name="L1">
      <style:paragraph-properties fo:text-align="start" style:justify-single-word="false"/>
      <style:text-properties officeooo:paragraph-rsid="002a07ec"/>
    </style:style>
    <style:style style:name="P18" style:family="paragraph" style:parent-style-name="Text_20_body">
      <style:paragraph-properties fo:margin-top="0in" fo:margin-bottom="0in" loext:contextual-spacing="false" fo:text-align="start" style:justify-single-word="false"/>
    </style:style>
    <style:style style:name="P19" style:family="paragraph" style:parent-style-name="Text_20_body" style:list-style-name="L1">
      <style:paragraph-properties fo:margin-top="0in" fo:margin-bottom="0in" loext:contextual-spacing="false" fo:text-align="start" style:justify-single-word="false"/>
    </style:style>
    <style:style style:name="P20" style:family="paragraph" style:parent-style-name="Text_20_body" style:list-style-name="L1">
      <style:paragraph-properties fo:margin-top="0in" fo:margin-bottom="0in" loext:contextual-spacing="false" fo:text-align="start" style:justify-single-word="false"/>
      <style:text-properties officeooo:paragraph-rsid="002a07ec"/>
    </style:style>
    <style:style style:name="P21" style:family="paragraph" style:parent-style-name="Text_20_body" style:list-style-name="L1">
      <style:paragraph-properties fo:margin-top="0in" fo:margin-bottom="0in" loext:contextual-spacing="false" fo:text-align="start" style:justify-single-word="false"/>
      <style:text-properties officeooo:paragraph-rsid="002edf40"/>
    </style:style>
    <style:style style:name="P22" style:family="paragraph" style:parent-style-name="Text_20_body">
      <style:paragraph-properties fo:margin-top="0in" fo:margin-bottom="0in" loext:contextual-spacing="false" fo:text-align="start" style:justify-single-word="false"/>
      <style:text-properties fo:font-weight="bold" officeooo:rsid="002bffcb" officeooo:paragraph-rsid="002bffcb" fo:background-color="#99ff66"/>
    </style:style>
    <style:style style:name="P23" style:family="paragraph" style:parent-style-name="Text_20_body">
      <style:paragraph-properties fo:margin-top="0in" fo:margin-bottom="0in" loext:contextual-spacing="false" fo:text-align="start" style:justify-single-word="false"/>
      <style:text-properties fo:font-weight="bold" officeooo:rsid="002bffcb" officeooo:paragraph-rsid="002bffcb" style:font-weight-asian="bold" style:font-weight-complex="bold"/>
    </style:style>
    <style:style style:name="P24" style:family="paragraph" style:parent-style-name="Text_20_body">
      <style:paragraph-properties fo:margin-top="0in" fo:margin-bottom="0in" loext:contextual-spacing="false" fo:text-align="start" style:justify-single-word="false"/>
      <style:text-properties fo:font-weight="normal" officeooo:rsid="002bffcb" officeooo:paragraph-rsid="002bffcb" fo:background-color="#99ff66" style:font-weight-asian="normal" style:font-weight-complex="normal"/>
    </style:style>
    <style:style style:name="P25" style:family="paragraph" style:parent-style-name="Text_20_body">
      <style:paragraph-properties fo:margin-top="0in" fo:margin-bottom="0in" loext:contextual-spacing="false" fo:text-align="start" style:justify-single-word="false"/>
      <style:text-properties fo:font-weight="normal" officeooo:rsid="002bffcb" officeooo:paragraph-rsid="002bffcb" fo:background-color="#99ffff" style:font-weight-asian="normal" style:font-weight-complex="normal"/>
    </style:style>
    <style:style style:name="P26" style:family="paragraph" style:parent-style-name="Text_20_body">
      <style:paragraph-properties fo:margin-top="0in" fo:margin-bottom="0in" loext:contextual-spacing="false" fo:text-align="start" style:justify-single-word="false"/>
      <style:text-properties fo:font-weight="normal" officeooo:rsid="0031a704" officeooo:paragraph-rsid="0031a704" fo:background-color="transparent"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d827f" style:font-weight-asian="bold" style:font-weight-complex="bold"/>
    </style:style>
    <style:style style:name="T4" style:family="text">
      <style:text-properties fo:font-weight="bold" officeooo:rsid="0025db26" style:font-weight-asian="bold" style:font-weight-complex="bold"/>
    </style:style>
    <style:style style:name="T5" style:family="text">
      <style:text-properties fo:font-weight="bold" officeooo:rsid="002bffcb" style:font-weight-asian="bold" style:font-weight-complex="bold"/>
    </style:style>
    <style:style style:name="T6" style:family="text">
      <style:text-properties fo:font-weight="bold" officeooo:rsid="002119a1" style:font-weight-asian="bold" style:font-weight-complex="bold"/>
    </style:style>
    <style:style style:name="T7" style:family="text">
      <style:text-properties fo:font-weight="bold" officeooo:rsid="002a07ec" style:font-weight-asian="bold" style:font-weight-complex="bold"/>
    </style:style>
    <style:style style:name="T8" style:family="text">
      <style:text-properties fo:font-weight="bold" officeooo:rsid="002c19b1" style:font-weight-asian="bold" style:font-weight-complex="bold"/>
    </style:style>
    <style:style style:name="T9" style:family="text">
      <style:text-properties fo:font-weight="bold" officeooo:rsid="002edf40" style:font-weight-asian="bold" style:font-weight-complex="bold"/>
    </style:style>
    <style:style style:name="T10" style:family="text">
      <style:text-properties fo:font-weight="bold" officeooo:rsid="002ca929" style:font-weight-asian="bold" style:font-weight-complex="bold"/>
    </style:style>
    <style:style style:name="T11" style:family="text">
      <style:text-properties fo:font-weight="bold" fo:background-color="#99ff66" loext:char-shading-value="0"/>
    </style:style>
    <style:style style:name="T12" style:family="text">
      <style:text-properties fo:font-weight="bold" fo:background-color="transparent" loext:char-shading-value="0"/>
    </style:style>
    <style:style style:name="T13" style:family="text">
      <style:text-properties fo:font-weight="bold" fo:background-color="transparent" loext:char-shading-value="0" style:font-weight-asian="bold" style:font-weight-complex="bold"/>
    </style:style>
    <style:style style:name="T14" style:family="text">
      <style:text-properties fo:font-weight="bold" officeooo:rsid="002ca929" fo:background-color="transparent" loext:char-shading-value="0" style:font-weight-asian="bold" style:font-weight-complex="bold"/>
    </style:style>
    <style:style style:name="T15" style:family="text">
      <style:text-properties fo:font-weight="bold" officeooo:rsid="002c19b1" fo:background-color="transparent" loext:char-shading-value="0" style:font-weight-asian="bold" style:font-weight-complex="bold"/>
    </style:style>
    <style:style style:name="T16" style:family="text">
      <style:text-properties fo:font-weight="bold" officeooo:rsid="002edf40" fo:background-color="transparent" loext:char-shading-value="0" style:font-weight-asian="bold" style:font-weight-complex="bold"/>
    </style:style>
    <style:style style:name="T17" style:family="text">
      <style:text-properties fo:font-weight="bold" fo:background-color="#ffff99" loext:char-shading-value="0"/>
    </style:style>
    <style:style style:name="T18" style:family="text">
      <style:text-properties fo:font-weight="bold" fo:background-color="#ffff99" loext:char-shading-value="0" style:font-weight-asian="bold" style:font-weight-complex="bold"/>
    </style:style>
    <style:style style:name="T19" style:family="text">
      <style:text-properties fo:font-weight="bold" officeooo:rsid="002c19b1" fo:background-color="#ffff99" loext:char-shading-value="0" style:font-weight-asian="bold" style:font-weight-complex="bold"/>
    </style:style>
    <style:style style:name="T20" style:family="text">
      <style:text-properties fo:font-weight="bold" officeooo:rsid="002ca929" fo:background-color="#ffff99" loext:char-shading-value="0" style:font-weight-asian="bold" style:font-weight-complex="bold"/>
    </style:style>
    <style:style style:name="T21" style:family="text">
      <style:text-properties fo:font-weight="bold" officeooo:rsid="002edf40" fo:background-color="#ffff99" loext:char-shading-value="0" style:font-weight-asian="bold" style:font-weight-complex="bold"/>
    </style:style>
    <style:style style:name="T22" style:family="text">
      <style:text-properties fo:font-weight="bold" fo:background-color="#99ffff" loext:char-shading-value="0"/>
    </style:style>
    <style:style style:name="T23" style:family="text">
      <style:text-properties fo:font-style="normal" officeooo:rsid="00291448" style:font-style-asian="normal" style:font-style-complex="normal"/>
    </style:style>
    <style:style style:name="T24" style:family="text">
      <style:text-properties fo:font-style="normal" officeooo:rsid="0029de38" style:font-style-asian="normal" style:font-style-complex="normal"/>
    </style:style>
    <style:style style:name="T25" style:family="text">
      <style:text-properties officeooo:rsid="002119a1"/>
    </style:style>
    <style:style style:name="T26" style:family="text">
      <style:text-properties fo:background-color="transparent" loext:char-shading-value="0"/>
    </style:style>
    <style:style style:name="T27" style:family="text">
      <style:text-properties officeooo:rsid="002c19b1" fo:background-color="transparent" loext:char-shading-value="0"/>
    </style:style>
    <style:style style:name="T28" style:family="text">
      <style:text-properties officeooo:rsid="002a07ec"/>
    </style:style>
    <style:style style:name="T29" style:family="text">
      <style:text-properties fo:background-color="#99ff66" loext:char-shading-value="0"/>
    </style:style>
    <style:style style:name="T30" style:family="text">
      <style:text-properties officeooo:rsid="002bffcb"/>
    </style:style>
    <style:style style:name="T31" style:family="text">
      <style:text-properties officeooo:rsid="002c19b1"/>
    </style:style>
    <style:style style:name="T32" style:family="text">
      <style:text-properties fo:font-weight="normal" style:font-weight-asian="normal" style:font-weight-complex="normal"/>
    </style:style>
    <style:style style:name="T33" style:family="text">
      <style:text-properties fo:font-weight="normal" officeooo:rsid="002ca929" style:font-weight-asian="normal" style:font-weight-complex="normal"/>
    </style:style>
    <style:style style:name="T34" style:family="text">
      <style:text-properties fo:font-weight="normal" officeooo:rsid="002ce463" style:font-weight-asian="normal" style:font-weight-complex="normal"/>
    </style:style>
    <style:style style:name="T35" style:family="text">
      <style:text-properties fo:font-weight="normal" fo:background-color="transparent" loext:char-shading-value="0" style:font-weight-asian="normal" style:font-weight-complex="normal"/>
    </style:style>
    <style:style style:name="T36" style:family="text">
      <style:text-properties fo:font-weight="normal" officeooo:rsid="002ca929" fo:background-color="transparent" loext:char-shading-value="0" style:font-weight-asian="normal" style:font-weight-complex="normal"/>
    </style:style>
    <style:style style:name="T37" style:family="text">
      <style:text-properties fo:font-weight="normal" officeooo:rsid="002ce463" fo:background-color="transparent" loext:char-shading-value="0" style:font-weight-asian="normal" style:font-weight-complex="normal"/>
    </style:style>
    <style:style style:name="T38" style:family="text">
      <style:text-properties fo:font-weight="normal" fo:background-color="#ffff99" loext:char-shading-value="0" style:font-weight-asian="normal" style:font-weight-complex="normal"/>
    </style:style>
    <style:style style:name="T39" style:family="text">
      <style:text-properties fo:font-weight="normal" officeooo:rsid="002ca929" fo:background-color="#ffff99" loext:char-shading-value="0" style:font-weight-asian="normal" style:font-weight-complex="normal"/>
    </style:style>
    <style:style style:name="T40" style:family="text">
      <style:text-properties fo:font-weight="normal" officeooo:rsid="002ce463" fo:background-color="#ffff99" loext:char-shading-value="0" style:font-weight-asian="normal" style:font-weight-complex="normal"/>
    </style:style>
    <style:style style:name="T41" style:family="text">
      <style:text-properties fo:font-weight="normal" fo:background-color="#99ff66" loext:char-shading-value="0" style:font-weight-asian="normal" style:font-weight-complex="normal"/>
    </style:style>
    <style:style style:name="T42" style:family="text">
      <style:text-properties fo:font-weight="normal" fo:background-color="#99ffff" loext:char-shading-value="0" style:font-weight-asian="normal" style:font-weight-complex="normal"/>
    </style:style>
    <style:style style:name="T43" style:family="text">
      <style:text-properties style:text-underline-style="none" fo:font-weight="bold" officeooo:rsid="002119a1" style:font-weight-asian="bold" style:font-weight-complex="bold"/>
    </style:style>
    <style:style style:name="T44" style:family="text">
      <style:text-properties officeooo:rsid="002edf40"/>
    </style:style>
    <style:style style:name="T45" style:family="text">
      <style:text-properties fo:background-color="#ffff99" loext:char-shading-value="0"/>
    </style:style>
    <style:style style:name="T46" style:family="text">
      <style:text-properties officeooo:rsid="002c19b1" fo:background-color="#ffff99" loext:char-shading-value="0"/>
    </style:style>
    <style:style style:name="T47" style:family="text">
      <style:text-properties fo:background-color="#99ffff" loext:char-shading-value="0"/>
    </style:style>
    <style:style style:name="T48" style:family="text">
      <style:text-properties officeooo:rsid="002f89d1"/>
    </style:style>
    <style:style style:name="T49" style:family="text">
      <style:text-properties officeooo:rsid="00310cb5"/>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text:span text:style-name="T25">3</text:span>. schůze senátu v 10. funkčním období (2<text:span text:style-name="T25">2</text:span>. <text:span text:style-name="T25">října </text:span>2015)</text:h>
      <text:h text:style-name="Heading_20_2" text:outline-level="2">Pořad schůze:</text:h>
      <text:list xml:id="list7913812245241353567" text:style-name="L1">
        <text:list-item>
          <text:p text:style-name="P20"><text:span text:style-name="T29">Návrh senátního návrhu zákona senátora Iva Valenty a dalších senátorů, kterým se mění zákon č. 121/2000 Sb., o právu autorském, o právech souvisejících s právem autorským a o znění některých zákonů (autorský zákon), ve znění pozdějších předpisů </text:span><text:span text:style-name="T11">/senátní tisk č. </text:span><text:a xlink:type="simple" xlink:href="http://senat.cz/xqw/xervlet/pssenat/tabulka?IS=5563#3754" text:style-name="Internet_20_link" text:visited-style-name="Visited_20_Internet_20_Link"><text:span text:style-name="T11">125</text:span></text:a><text:span text:style-name="T11">/</text:span><text:span text:style-name="T29"> (1. čtení) </text:span></text:p>
        </text:list-item>
        <text:list-item>
          <text:p text:style-name="P20"><text:span text:style-name="T26">Informace vlády ČR o výsledcích mimořádného jednání Evropské rady, které se konalo dne 23. září 2015 /</text:span><text:span text:style-name="T12">senátní tisk č. </text:span><text:a xlink:type="simple" xlink:href="http://senat.cz/xqw/xervlet/pssenat/tabulka?IS=5563#3759" text:style-name="Internet_20_link" text:visited-style-name="Visited_20_Internet_20_Link"><text:span text:style-name="T12">130</text:span></text:a><text:span text:style-name="T12">/</text:span><text:span text:style-name="T26"> (žádost o projednání jako 2. bod dopoledního jednání) </text:span></text:p>
        </text:list-item>
        <text:list-item>
          <text:p text:style-name="P19">Informace vlády ČR o výsledcích jednání Evropské rady, která se konala ve dnech 15. - 16. října 2015</text:p>
        </text:list-item>
        <text:list-item>
          <text:p text:style-name="P19"><text:span text:style-name="T47">Návrh zákona, kterým se mění zákon č. 159/1999 Sb., o některých podmínkách podnikání a o výkonu některých činností v oblasti cestovního ruchu a o změně zákona č. 40/1964 Sb., občanský zákoník, ve znění pozdějších předpisů, a zákona č. 455/1991 Sb., o živnostenském podnikání (živnostenský zákon), ve znění pozdějších předpisů, ve znění pozdějších předpisů<text:line-break/></text:span><text:span text:style-name="T22">/senátní tisk č. </text:span><text:a xlink:type="simple" xlink:href="http://senat.cz/xqw/xervlet/pssenat/tabulka?IS=5563#3756" text:style-name="Internet_20_link" text:visited-style-name="Visited_20_Internet_20_Link"><text:span text:style-name="T22">127</text:span></text:a><text:span text:style-name="T22">/</text:span></text:p>
        </text:list-item>
        <text:list-item>
          <text:p text:style-name="P19"><text:span text:style-name="T47">Návrh zákona, kterým se mění zákon č. 248/2000 Sb., o podpoře regionálního rozvoje, ve znění pozdějších předpisů, a některé další zákony </text:span><text:span text:style-name="T22">/senátní tisk č. </text:span><text:a xlink:type="simple" xlink:href="http://senat.cz/xqw/xervlet/pssenat/tabulka?IS=5563#3757" text:style-name="Internet_20_link" text:visited-style-name="Visited_20_Internet_20_Link"><text:span text:style-name="T22">128</text:span></text:a><text:span text:style-name="T22">/</text:span></text:p>
        </text:list-item>
        <text:list-item>
          <text:p text:style-name="P19"><text:span text:style-name="T41">Návrh rozhodnutí Rady, kterým se stanoví dočasná opatření v oblasti mezinárodní ochrany ve prospěch Itálie, Řecka a Maďarska </text:span><text:span text:style-name="T11">/evropský senátní tisk č. </text:span><text:a xlink:type="simple" xlink:href="http://senat.cz/xqw/xervlet/pssenat/tabulka?IS=5563#e$037/10" text:style-name="Internet_20_link" text:visited-style-name="Visited_20_Internet_20_Link"><text:span text:style-name="T11">J 037/10</text:span></text:a><text:span text:style-name="T11">/ </text:span><text:span text:style-name="T41">(žádost o projednání jako 1. bod odpoledního jednání) </text:span></text:p>
        </text:list-item>
        <text:list-item>
          <text:p text:style-name="P19"><text:span text:style-name="T41">Návrh nařízení Evropského parlamentu a Rady, kterým se zřizuje krizový relokační mechanismus a mění nařízení Evropského parlamentu a Rady (EU) č. 604/2013 ze dne 26. června 2013 </text:span><text:span text:style-name="T11">/evropský senátní tisk č. </text:span><text:a xlink:type="simple" xlink:href="http://senat.cz/xqw/xervlet/pssenat/tabulka?IS=5563#e$033/10" text:style-name="Internet_20_link" text:visited-style-name="Visited_20_Internet_20_Link"><text:span text:style-name="T11">N 033/10</text:span></text:a><text:span text:style-name="T11">/ </text:span><text:span text:style-name="T41">(žádost o projednání jako 2. bod odpoledního jednání) </text:span></text:p>
        </text:list-item>
        <text:list-item>
          <text:p text:style-name="P19"><text:span text:style-name="T42">Balíček opatření k návratové politice a vnější dimenzi migrační krize </text:span><text:span text:style-name="T22">/evropský senátní tisk č. </text:span><text:a xlink:type="simple" xlink:href="http://senat.cz/xqw/xervlet/pssenat/tabulka?IS=5563#e$034/10" text:style-name="Internet_20_link" text:visited-style-name="Visited_20_Internet_20_Link"><text:span text:style-name="T22">N 034/10</text:span></text:a><text:span text:style-name="T22">,  </text:span><text:a xlink:type="simple" xlink:href="http://senat.cz/xqw/xervlet/pssenat/tabulka?IS=5563#e$035/10" text:style-name="Internet_20_link" text:visited-style-name="Visited_20_Internet_20_Link"><text:span text:style-name="T22">K 035/10</text:span></text:a><text:span text:style-name="T22">,  </text:span><text:a xlink:type="simple" xlink:href="http://senat.cz/xqw/xervlet/pssenat/tabulka?IS=5563#e$036/10" text:style-name="Internet_20_link" text:visited-style-name="Visited_20_Internet_20_Link"><text:span text:style-name="T22">K 036/10</text:span></text:a><text:span text:style-name="T22">/ </text:span><text:span text:style-name="T42">(žádost o projednání jako 3. bod odpoledního jednání) </text:span></text:p>
        </text:list-item>
        <text:list-item>
          <text:p text:style-name="P19"><text:span text:style-name="T29">Návrh zákona o zvláštních podmínkách účinnosti některých smluv, uveřejňování těchto smluv a o registru smluv (zákon o registru smluv) </text:span><text:span text:style-name="T11">/senátní tisk č. </text:span><text:a xlink:type="simple" xlink:href="http://senat.cz/xqw/xervlet/pssenat/tabulka?IS=5563#3755" text:style-name="Internet_20_link" text:visited-style-name="Visited_20_Internet_20_Link"><text:span text:style-name="T11">126</text:span></text:a><text:span text:style-name="T11">/</text:span></text:p>
        </text:list-item>
        <text:list-item>
          <text:p text:style-name="P19">Návrh usnesení Senátu Parlamentu České republiky k informaci vlády České republiky o změně rámcové pozice k návrhu nařízení Rady o zřízení Úřadu evropského veřejného žalobce</text:p>
        </text:list-item>
        <text:list-item>
          <text:p text:style-name="P21">Vládní návrh, kterým se předkládá Parlamentu České republiky k vyslovení souhlasu s ratifikací Protokol k Úmluvě Mezinárodní organizace práce č. 29 o nucené práci, a k informaci Doporučení Mezinárodní organizace práce č. 203 o dodatečných opatřeních k nucené práci a Změny z roku 2014 k Úmluvě o práci na moři, spolu se stanoviskem vlády k nim<text:line-break/><text:span text:style-name="T1">/senátní tisk č. </text:span><text:a xlink:type="simple" xlink:href="http://senat.cz/xqw/xervlet/pssenat/tabulka?IS=5563#3747" text:style-name="Internet_20_link" text:visited-style-name="Visited_20_Internet_20_Link"><text:span text:style-name="T1">118</text:span></text:a><text:span text:style-name="T1">/</text:span><text:span text:style-name="T12">  (Návrh na vyřazení z pořadu schůze) </text:span></text:p>
        </text:list-item>
        <text:list-item>
          <text:p text:style-name="P19">Vládní návrh, kterým se předkládá Parlamentu České republiky k vyslovení souhlasu návrh na ratifikaci změn Úmluvy o mezinárodní železniční přepravě (COTIF) a na odvolání výhrady České republiky k této Úmluvě <text:span text:style-name="T1">/senátní tisk č. </text:span><text:a xlink:type="simple" xlink:href="http://senat.cz/xqw/xervlet/pssenat/tabulka?IS=5563#3749" text:style-name="Internet_20_link" text:visited-style-name="Visited_20_Internet_20_Link"><text:span text:style-name="T1">120</text:span></text:a><text:span text:style-name="T1">/</text:span></text:p>
        </text:list-item>
      </text:list>
      <text:p text:style-name="P18"><text:span text:style-name="T1"/></text:p>
      <text:list xml:id="list50527468557282" text:continue-numbering="true" text:style-name="L1">
        <text:list-item>
          <text:p text:style-name="P17"><text:soft-page-break/>Návrh usnesení Senátu Parlamentu České republiky k informaci vlády České republiky o změně rámcové pozice k návrhu nařízení Rady o zřízení Úřadu evropského veřejného žalobce</text:p>
        </text:list-item>
        <text:list-item>
          <text:p text:style-name="P17"><text:span text:style-name="T29">Návrh senátního návrhu zákona senátora Václava Lásky a dalších senátorů, kterým se mění zákon č. 40/1995 Sb., o regulaci reklamy a o změně a doplnění zákona č. 468/1991 Sb., o provozování rozhlasového a televizního vysílání, ve znění pozdějších předpisů<text:line-break/></text:span><text:span text:style-name="T11">/senátní tisk č. </text:span><text:a xlink:type="simple" xlink:href="http://senat.cz/xqw/xervlet/pssenat/tabulka?IS=5563#3758" text:style-name="Internet_20_link" text:visited-style-name="Visited_20_Internet_20_Link"><text:span text:style-name="T11">129</text:span></text:a><text:span text:style-name="T11">/</text:span></text:p>
        </text:list-item>
      </text:list>
      <text:p text:style-name="P7"/>
      <text:p text:style-name="P7"/>
      <text:p text:style-name="P7"/>
      <text:p text:style-name="P7"/>
      <text:p text:style-name="P23">Vysvětlivky:</text:p>
      <text:p text:style-name="P24">K takto označeným bodům existuje stanovisko Pirátů, které je uvedeno v další části podkladů.</text:p>
      <text:p text:style-name="P25">Takto označené body jsou stručně shrnuty v závěru podkladů <text:span text:style-name="T49">resp. spolu se souvisejícími body v případě bodu 8</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6"/>
      <text:p text:style-name="P26">Alex Mansurov</text:p>
      <text:p text:style-name="P8">Na pořadu této schůze je několik významných návrhů zákonů – zejména zákon o registru smluv a novela autorského zákona, <text:span text:style-name="T31">dále návrh sen. Lásky ohledně regulace politické reklamy a Evropské tisky k tzv. “migrační krizi”.</text:span></text:p>
      <text:p text:style-name="P2"/>
      <text:p text:style-name="P3"><text:span text:style-name="T6">Zákon o registru smluv </text:span><text:span text:style-name="T25">prošel Sněmovnou v kompromisní podobě. Senát by se mohl pokusit přijmout pozměňovací návrh, avšak při jeho projednání ve Sněmovně by hrozilo jeho kompletní zamítnutí. Piráti se domnívají, že nyní je vhodné nechat zákon Senátem projít a případně později novelizovat již existující zákon. Samotný návrh zahrnuje zveřejnění smluv, byť s řadou výjimek a má posunutou účinnost </text:span>od 1.7.2016, s tím, že sankce za nezveřejnění smlouvy začínají platit o rok později. <text:span text:style-name="T25">Zákon zahrnuje vlastní zveřejňování textu smluv, tj. nepůjde jen o metadata bez textu.</text:span></text:p>
      <text:p text:style-name="P2"><text:span text:style-name="T2">Tisková zpráva Pirátů z 21. září</text:span>: <text:s/><text:a xlink:type="simple" xlink:href="https://www.pirati.cz/tiskove-zpravy/registr_smluv_mame_ale_zazrak_to_neni" text:style-name="Internet_20_link" text:visited-style-name="Visited_20_Internet_20_Link">https://www.pirati.cz/tiskove-zpravy/registr_smluv_mame_ale_zazrak_to_neni</text:a></text:p>
      <text:p text:style-name="P2"/>
      <text:p text:style-name="P3"><text:span text:style-name="T25">Návrh změny </text:span><text:span text:style-name="T6">autorského zákona</text:span><text:span text:style-name="T25"> od Senátora Valenty </text:span>do zákona vkládá ustanovení o výjimce právě pro folklórní díla během živých hudebních produkcí. <text:span text:style-name="T25">Zákon je to velice prostý, Piráti k němu však připravili pozměňovací návrh, který má za cíl liberalizovat povinnost nahlašovat hudební produkci kolektivním správcům.</text:span></text:p>
      <text:p text:style-name="P3"><text:span text:style-name="T43">Pozměňovací návrh Pirátů</text:span><text:span text:style-name="T25">: </text:span><text:a xlink:type="simple" xlink:href="https://github.com/pirati-cz/senat/blob/master/navrhy/Autorsky%20zakon/ST_125.pdf" text:style-name="Internet_20_link" text:visited-style-name="Visited_20_Internet_20_Link"><text:span text:style-name="T25">https://github.com/pirati-cz/senat/blob/master/navrhy/Autorsky%20zakon/ST_125.pdf</text:span></text:a></text:p>
      <text:p text:style-name="P2"/>
      <text:p text:style-name="P14"><text:span text:style-name="T28">Dále je na pořadu zařazen návrh sen. Lásky, ohledně</text:span><text:span text:style-name="T7"> regulace politické reklamy</text:span><text:span text:style-name="T28">. K tomuto návrhu se za Piráty vyjadřil garant programového body Politické strany Vojtěch Pikal s tím, že neprotestuje, ale má jisté výhrady: “(</text:span>a) záměr je sice dobrý, ale <text:span text:style-name="T44">(</text:span>b) velké peníze na politickou reklamu se prostě přesunou jinam, bude se to obcházet a postavení se stejně nenarovná. </text:p>
      <text:p text:style-name="P14"><text:span text:style-name="T44">(</text:span>c) v <text:span text:style-name="T28">s</text:span>amotném textu je uvedeno, že bilboardy jsou jako politická reklama už na nic, takže by to měl pořešit trh.</text:p>
      <text:p text:style-name="P14">Kdybych měl přijít s účinou regulací politické reklamy, tak stanovím, že ti co utratí více než jistou částku nedostanou příspěvek za hlas a ti co kampaň řádně nevyúčtují (v rozumném termínu) budou mít pozastavené financování. TO sníží možnosti stran kolik si mohou dovolit vyhodit za volební reklamu.”</text:p>
      <text:p text:style-name="P15"/>
      <text:p text:style-name="P11"><text:span text:style-name="T27">Dále byly na pořad schůze zařazeny evropské senátní tisky, týkající se tzv. </text:span><text:span text:style-name="T15">“migrační krize”</text:span><text:span text:style-name="T27">.</text:span><text:span text:style-name="T15"> </text:span><text:span text:style-name="T13">Evropský</text:span><text:span text:style-name="T26"> </text:span><text:span text:style-name="T13">senátní tisk č. </text:span><text:a xlink:type="simple" xlink:href="http://senat.cz/xqw/xervlet/pssenat/tabulka?IS=5563#e$037/10" text:style-name="Internet_20_link" text:visited-style-name="Visited_20_Internet_20_Link"><text:span text:style-name="T13">J 037/10</text:span></text:a><text:span text:style-name="T26"> </text:span><text:span text:style-name="T27">zavádí relokační mechanismus pro žadatele o azyl z Itálie, Řecka a Maďarska, volá po posílení společné ochrany vnějších hranic a ustanovuje finanční podporu na realokovanou osobu. </text:span><text:span text:style-name="T15">E</text:span><text:span text:style-name="T12">vropský senátní tisk č. </text:span><text:a xlink:type="simple" xlink:href="http://senat.cz/xqw/xervlet/pssenat/tabulka?IS=5563#e$033/10" text:style-name="Internet_20_link" text:visited-style-name="Visited_20_Internet_20_Link"><text:span text:style-name="T12">N 033/10</text:span></text:a><text:span text:style-name="T12"> </text:span><text:span text:style-name="T36">zavádí “kvóty” na přerozdělování uprchlíků. <text:s/></text:span><text:span text:style-name="T14">Evropský senátní tisk č. </text:span><text:a xlink:type="simple" xlink:href="http://senat.cz/xqw/xervlet/pssenat/tabulka?IS=5563#e$034/10" text:style-name="Internet_20_link" text:visited-style-name="Visited_20_Internet_20_Link"><text:span text:style-name="T14">N 034/10</text:span></text:a><text:span text:style-name="T14"> </text:span><text:span text:style-name="T36">zavádí </text:span><text:span text:style-name="T37">společný </text:span><text:span text:style-name="T36">“seznam bezpečných zemí”, </text:span><text:span text:style-name="T37">který má sjednocovat jednotlivé stávající národní seznamy. Jde o “Balkánské země” </text:span><text:span text:style-name="T26">(Albánie, Bosna a Hercegovina, Kosovo, Bývalá jugoslávská republika Makedonie, Černá Hora a Srbsko</text:span><text:span text:style-name="T37">)</text:span></text:p>
      <text:p text:style-name="P16"><text:span text:style-name="T10"/></text:p>
      <text:p text:style-name="P16"><text:span text:style-name="T31">Z aktuálního dokumentu Pirátů k vlně uprchlíků: “</text:span>Piráti nepovažují za řešení kvóty, ale apelují na evropskou solidaritu s přetíženými státy a na společný evropský postup. … Souhlasíme se zavedením jednotného azylového řízení, kde by členské státy vymezily preferované skupiny migrantů a migranti preferované cílové země. Uprchlík musí mít zaručeno přijetí, ale nikoliv do konkrétního státu. …. Uprchlíci musí mít možnost podat žádost o azyl co nejblíže své vlasti, nikoliv až v pohraničních státech Evropské unie…. Nezbytnou součástí řešení by měl být společný rozpočet EU k pokrytí nákladů spojených s umístěním žadatelů o azyl, do kterého budou poměrnou částí přispívat všechny členské země, čímž lze do budoucna efektivně nahradit nesmyslný systém kvót.” <text:span text:style-name="T48">Seznam bezpečných zemí není v aktuálním dokumentu specificky řešen.</text:span></text:p>
      <text:p text:style-name="P12"><text:span text:style-name="T13">Celý text </text:span><text:span text:style-name="T16">dokumentu</text:span><text:span text:style-name="T26">: </text:span><text:a xlink:type="simple" xlink:href="https://forum.pirati.cz/hlasovani-republikoveho-vyboru-f578/rv-20-2015-stanovisko-k-uprchlikum-r-h-2-k-t31006.html#p419828" text:style-name="Internet_20_link" text:visited-style-name="Visited_20_Internet_20_Link"><text:span text:style-name="T35">https://forum.pirati.cz/hlasovani-republikoveho-vyboru-f578/rv-20-2015-stanovisko-k-uprchlikum-r-h-2-k-t31006.html#p419828</text:span></text:a><text:span text:style-name="T35"> (návrh A)</text:span></text:p>
      <text:p text:style-name="P10"><text:soft-page-break/></text:p>
      <text:h text:style-name="Heading_20_3" text:outline-level="3">Z dalších tisků:</text:h>
      <text:p text:style-name="P4">Bod č. <text:span text:style-name="T30">4</text:span> – změna živnostenského zákona</text:p>
      <text:p text:style-name="P5">zlepšení informovanosti spotřebitele o tom, kdo pořádá (organizuje) zájezd, jehož prodej</text:p>
      <text:p text:style-name="P5">zprostředkovává cestovního agentura, zavedení ministerstvem vedeného veřejně přístupného seznamu cestovních kanceláří, upřesnění ustanovení upravujících povinné pojištění záruky pro případ úpadku cestovní kanceláře</text:p>
      <text:p text:style-name="P5">V souladu se zvyšováním dostupnosti informací pro spotřebitele.</text:p>
      <text:p text:style-name="P1"/>
      <text:p text:style-name="P6"><text:span text:style-name="T3">Bod č. </text:span><text:span text:style-name="T5">5</text:span><text:span text:style-name="T3"> – </text:span><text:span text:style-name="T4">zákon o podpoře regionálního rozvoje</text:span></text:p>
      <text:p text:style-name="P6"><text:span text:style-name="T23">Sjednocení strategických přístupů na úrovni ČR a krajů včetně přípravy a aplikace strategických rozvojových dokumentů, vymezení a upřesnění koordinace, přípravy a realizace politiky hospodářské, sociální a územní soudržnosti EU v podmínkách ČR a vytvoření podmínek pro institucionální zajištění podpory implementace operačních programů obsahujících územní dimenzi rozšířením působnosti Regionálních rad regionů soudržnosti. R</text:span><text:span text:style-name="T24">egionální rady a centrum, nemají dořešené financování těchto instituc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18:00:10.698147033</meta:creation-date>
    <dc:date>2015-10-22T05:05:27.327338899</dc:date>
    <meta:editing-duration>PT7H16M40S</meta:editing-duration>
    <meta:editing-cycles>18</meta:editing-cycles>
    <meta:generator>LibreOffice/4.4.5.2$Linux_x86 LibreOffice_project/40$Build-2</meta:generator>
    <meta:document-statistic meta:table-count="0" meta:image-count="0" meta:object-count="0" meta:page-count="4" meta:paragraph-count="38" meta:word-count="1186" meta:character-count="8167" meta:non-whitespace-character-count="7018"/>
  </office:meta>
</office:document-meta>
</file>